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8ad3" officeooo:paragraph-rsid="001f8ad3"/>
    </style:style>
    <style:style style:name="P4" style:family="paragraph" style:parent-style-name="Standard">
      <style:text-properties officeooo:rsid="00213066" officeooo:paragraph-rsid="00213066"/>
    </style:style>
    <style:style style:name="P5" style:family="paragraph" style:parent-style-name="Standard">
      <style:text-properties officeooo:rsid="001f1f93" officeooo:paragraph-rsid="001f1f93"/>
    </style:style>
    <style:style style:name="P6" style:family="paragraph" style:parent-style-name="Standard">
      <style:text-properties officeooo:rsid="0026d298" officeooo:paragraph-rsid="0026d298"/>
    </style:style>
    <style:style style:name="P7" style:family="paragraph" style:parent-style-name="Standard">
      <style:text-properties fo:font-weight="bold" officeooo:rsid="00213066" officeooo:paragraph-rsid="00213066" style:font-weight-asian="bold" style:font-weight-complex="bold"/>
    </style:style>
    <style:style style:name="P8" style:family="paragraph" style:parent-style-name="Standard">
      <style:text-properties fo:font-weight="bold" officeooo:rsid="00281f68" officeooo:paragraph-rsid="00281f68" style:font-weight-asian="bold" style:font-weight-complex="bold"/>
    </style:style>
    <style:style style:name="P9" style:family="paragraph" style:parent-style-name="Standard">
      <style:text-properties officeooo:paragraph-rsid="00281f68"/>
    </style:style>
    <style:style style:name="P10" style:family="paragraph" style:parent-style-name="Standard">
      <style:text-properties fo:font-weight="normal" officeooo:rsid="00281f68" officeooo:paragraph-rsid="00281f68" style:font-weight-asian="normal" style:font-weight-complex="normal"/>
    </style:style>
    <style:style style:name="P11" style:family="paragraph" style:parent-style-name="Standard">
      <style:text-properties fo:font-weight="normal" officeooo:rsid="002d4142" officeooo:paragraph-rsid="002d4142" style:font-weight-asian="normal" style:font-weight-complex="normal"/>
    </style:style>
    <style:style style:name="T1" style:family="text">
      <style:text-properties officeooo:rsid="001ecff5"/>
    </style:style>
    <style:style style:name="T2" style:family="text">
      <style:text-properties fo:font-weight="normal" officeooo:rsid="00281f6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5">Contact maps: 1/0 matrix based on some threshold of carbon alpha-alpha distances of residue pairs.</text:p>
      <text:p text:style-name="P5"><text:a xlink:type="simple" xlink:href="https://warwick.ac.uk/fac/sci/moac/people/students/peter_cock/python/protein_contact_map/" text:style-name="Internet_20_link" text:visited-style-name="Visited_20_Internet_20_Link">https://warwick.ac.uk/fac/sci/moac/people/students/peter_cock/python/protein_contact_map/</text:a></text:p>
      <text:p text:style-name="P5"/>
      <text:p text:style-name="P3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6">Tutorials point: <text:a xlink:type="simple" xlink:href="https://www.tutorialspoint.com/biopython/biopython_creating_simple_application.htm" text:style-name="Internet_20_link" text:visited-style-name="Visited_20_Internet_20_Link">https://www.tutorialspoint.com/biopython/biopython_creating_simple_application.htm</text:a></text:p>
      <text:p text:style-name="P6"/>
      <text:p text:style-name="P3"><text:s/></text:p>
      <text:p text:style-name="P4">run code from codes directory, e.g</text:p>
      <text:p text:style-name="P7">/protein_project_1/codes$ python run.py</text:p>
      <text:p text:style-name="P7"/>
      <text:p text:style-name="P8">DNCON families:</text:p>
      <text:p text:style-name="P9"><text:a xlink:type="simple" xlink:href="https://academic.oup.com/bioinformatics/article/28/23/3066/195693" text:style-name="Internet_20_link" text:visited-style-name="Visited_20_Internet_20_Link"><text:span text:style-name="T2">DNCON</text:span></text:a>: <text:span text:style-name="T2">Predicting protein residue–residue contacts using deepnetworks and boosting</text:span></text:p>
      <text:p text:style-name="P9"><text:a xlink:type="simple" xlink:href="https://bmcbioinformatics.biomedcentral.com/articles/10.1186/1471-2105-14-S14-S12" text:style-name="Internet_20_link" text:visited-style-name="Visited_20_Internet_20_Link"><text:span text:style-name="T2">A study and benchmark of DNcon</text:span></text:a><text:span text:style-name="T2">: a method for protein residue-residue contact prediction using deep networks</text:span></text:p>
      <text:p text:style-name="P10">DNCON2:</text:p>
      <text:p text:style-name="P10"/>
      <text:p text:style-name="P11">VAE code is taken from </text:p>
      <text:p text:style-name="P11">https://github.com/coolvision/vae_con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09T04:50:21.954786138</dc:date>
    <meta:editing-duration>PT5H16M3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12" meta:character-count="1142" meta:non-whitespace-character-count="1047"/>
  </office:meta>
</office:document-meta>
</file>